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- polygon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od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ut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önt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Mu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Tuo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Domino - numeroid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osat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pii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Elektroniikka - mittar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yleiskuv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alus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kylpyhuoneet,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thuuri - keittiö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rkkitehtuuri - ikkunat, ov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uokaavio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Eläim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sv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Patsa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isemakuv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aupung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Kuk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rapia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ä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Ajoneuv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ininen m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mia - Amino hap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ogiset por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Hymiö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ol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0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ello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Pneumatiikka - os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- Yle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eietokoneet - verk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t – verkkolait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Tietokonee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Numer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erkit - va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ht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f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A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telä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Euroop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- Euroop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Ranska - maakunn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rk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– Alu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lähi-itä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merik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keski a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eksik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uina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symbol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historia -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artat - Mail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ilj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samäärä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Lipu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instrument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Musiikki - partituur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Spesiaali - Kuvakirjoit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Juhla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Ruoka ja juom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Ihmi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<text:s/>Esine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Avaruu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Valokuvat - Matkailu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OpenOffice.org logo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Uskont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Rakennukse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Kotisivut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Ilmoitukset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3">2007.09.23</text:date>, <text:time>09:49:0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creation-date>2007-06-20T13:50:25</meta:creation-date>
    <dc:creator>AgentK</dc:creator>
    <dc:date>2007-09-23T09:49:06</dc:date>
    <meta:editing-cycles>3</meta:editing-cycles>
    <meta:editing-duration>PT3M36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